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2.381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9.737cm"/>
    </style:style>
    <style:style style:name="co16" style:family="table-column">
      <style:table-column-properties fo:break-before="auto" style:column-width="3.969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Наличие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/>
        <table:table-row table:style-name="ro1">
          <table:table-cell table:style-name="ce2" office:value-type="string" calcext:value-type="string">
            <text:p>ID операции</text:p>
          </table:table-cell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Артикул</text:p>
          </table:table-cell>
          <table:table-cell table:style-name="ce8" office:value-type="string" calcext:value-type="string">
            <text:p>ID производственной базы</text:p>
          </table:table-cell>
          <table:table-cell table:style-name="ce2" office:value-type="string" calcext:value-type="string">
            <text:p>Количество, кг</text:p>
          </table:table-cell>
          <table:table-cell table:style-name="ce2" office:value-type="string" calcext:value-type="string">
            <text:p>Тип операци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76" calcext:value-type="float">
            <text:p>27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85" calcext:value-type="float">
            <text:p>28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94" calcext:value-type="float">
            <text:p>29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01" calcext:value-type="float">
            <text:p>301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41" calcext:value-type="float">
            <text:p>341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51" calcext:value-type="float">
            <text:p>351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53" calcext:value-type="float">
            <text:p>353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55" calcext:value-type="float">
            <text:p>355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59" calcext:value-type="float">
            <text:p>359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62" calcext:value-type="float">
            <text:p>362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63" calcext:value-type="float">
            <text:p>363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68" calcext:value-type="float">
            <text:p>368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37" calcext:value-type="float">
            <text:p>437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46" calcext:value-type="float">
            <text:p>446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51" calcext:value-type="float">
            <text:p>451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59" calcext:value-type="float">
            <text:p>459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61" calcext:value-type="float">
            <text:p>461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72" calcext:value-type="float">
            <text:p>472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73" calcext:value-type="float">
            <text:p>473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81" calcext:value-type="float">
            <text:p>481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83" calcext:value-type="float">
            <text:p>483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5">
          <table:table-cell office:value-type="float" office:value="488" calcext:value-type="float">
            <text:p>488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5">
          <table:table-cell office:value-type="float" office:value="489" calcext:value-type="float">
            <text:p>489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92" calcext:value-type="float">
            <text:p>492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08" calcext:value-type="float">
            <text:p>508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09" calcext:value-type="float">
            <text:p>509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11" calcext:value-type="float">
            <text:p>511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12" calcext:value-type="float">
            <text:p>512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17" calcext:value-type="float">
            <text:p>517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19" calcext:value-type="float">
            <text:p>519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22" calcext:value-type="float">
            <text:p>522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23" calcext:value-type="float">
            <text:p>523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24" calcext:value-type="float">
            <text:p>524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26" calcext:value-type="float">
            <text:p>526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27" calcext:value-type="float">
            <text:p>527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36" calcext:value-type="float">
            <text:p>536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37" calcext:value-type="float">
            <text:p>537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38" calcext:value-type="float">
            <text:p>538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39" calcext:value-type="float">
            <text:p>539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41" calcext:value-type="float">
            <text:p>541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42" calcext:value-type="float">
            <text:p>542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43" calcext:value-type="float">
            <text:p>543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44" calcext:value-type="float">
            <text:p>544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49" calcext:value-type="float">
            <text:p>549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50" calcext:value-type="float">
            <text:p>550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51" calcext:value-type="float">
            <text:p>551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54" calcext:value-type="float">
            <text:p>554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56" calcext:value-type="float">
            <text:p>556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57" calcext:value-type="float">
            <text:p>557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58" calcext:value-type="float">
            <text:p>558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60" calcext:value-type="float">
            <text:p>560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61" calcext:value-type="float">
            <text:p>561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62" calcext:value-type="float">
            <text:p>562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64" calcext:value-type="float">
            <text:p>564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69" calcext:value-type="float">
            <text:p>569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71" calcext:value-type="float">
            <text:p>571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72" calcext:value-type="float">
            <text:p>572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73" calcext:value-type="float">
            <text:p>573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74" calcext:value-type="float">
            <text:p>574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75" calcext:value-type="float">
            <text:p>575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76" calcext:value-type="float">
            <text:p>576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77" calcext:value-type="float">
            <text:p>577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88" calcext:value-type="float">
            <text:p>588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91" calcext:value-type="float">
            <text:p>591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06" calcext:value-type="float">
            <text:p>606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07" calcext:value-type="float">
            <text:p>607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08" calcext:value-type="float">
            <text:p>608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09" calcext:value-type="float">
            <text:p>609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16" calcext:value-type="float">
            <text:p>616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17" calcext:value-type="float">
            <text:p>617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18" calcext:value-type="float">
            <text:p>618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23" calcext:value-type="float">
            <text:p>623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27" calcext:value-type="float">
            <text:p>627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28" calcext:value-type="float">
            <text:p>628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30" calcext:value-type="float">
            <text:p>63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31" calcext:value-type="float">
            <text:p>63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32" calcext:value-type="float">
            <text:p>632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33" calcext:value-type="float">
            <text:p>633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34" calcext:value-type="float">
            <text:p>634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35" calcext:value-type="float">
            <text:p>635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36" calcext:value-type="float">
            <text:p>636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37" calcext:value-type="float">
            <text:p>637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38" calcext:value-type="float">
            <text:p>638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39" calcext:value-type="float">
            <text:p>63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40" calcext:value-type="float">
            <text:p>64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43" calcext:value-type="float">
            <text:p>643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44" calcext:value-type="float">
            <text:p>644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46" calcext:value-type="float">
            <text:p>646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47" calcext:value-type="float">
            <text:p>647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48" calcext:value-type="float">
            <text:p>648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49" calcext:value-type="float">
            <text:p>64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50" calcext:value-type="float">
            <text:p>65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51" calcext:value-type="float">
            <text:p>65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52" calcext:value-type="float">
            <text:p>652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53" calcext:value-type="float">
            <text:p>653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56" calcext:value-type="float">
            <text:p>656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57" calcext:value-type="float">
            <text:p>657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58" calcext:value-type="float">
            <text:p>658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59" calcext:value-type="float">
            <text:p>65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60" calcext:value-type="float">
            <text:p>66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61" calcext:value-type="float">
            <text:p>66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62" calcext:value-type="float">
            <text:p>662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63" calcext:value-type="float">
            <text:p>663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64" calcext:value-type="float">
            <text:p>664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65" calcext:value-type="float">
            <text:p>665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66" calcext:value-type="float">
            <text:p>666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67" calcext:value-type="float">
            <text:p>667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68" calcext:value-type="float">
            <text:p>668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69" calcext:value-type="float">
            <text:p>66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70" calcext:value-type="float">
            <text:p>67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71" calcext:value-type="float">
            <text:p>67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72" calcext:value-type="float">
            <text:p>672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73" calcext:value-type="float">
            <text:p>673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74" calcext:value-type="float">
            <text:p>674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75" calcext:value-type="float">
            <text:p>675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76" calcext:value-type="float">
            <text:p>676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77" calcext:value-type="float">
            <text:p>677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78" calcext:value-type="float">
            <text:p>678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79" calcext:value-type="float">
            <text:p>679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81" calcext:value-type="float">
            <text:p>681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82" calcext:value-type="float">
            <text:p>682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84" calcext:value-type="float">
            <text:p>684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85" calcext:value-type="float">
            <text:p>685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86" calcext:value-type="float">
            <text:p>686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87" calcext:value-type="float">
            <text:p>687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88" calcext:value-type="float">
            <text:p>688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89" calcext:value-type="float">
            <text:p>689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90" calcext:value-type="float">
            <text:p>690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91" calcext:value-type="float">
            <text:p>691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92" calcext:value-type="float">
            <text:p>692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93" calcext:value-type="float">
            <text:p>693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94" calcext:value-type="float">
            <text:p>694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95" calcext:value-type="float">
            <text:p>695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96" calcext:value-type="float">
            <text:p>696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97" calcext:value-type="float">
            <text:p>697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698" calcext:value-type="float">
            <text:p>698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699" calcext:value-type="float">
            <text:p>699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01" calcext:value-type="float">
            <text:p>701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02" calcext:value-type="float">
            <text:p>702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03" calcext:value-type="float">
            <text:p>703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04" calcext:value-type="float">
            <text:p>704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05" calcext:value-type="float">
            <text:p>705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06" calcext:value-type="float">
            <text:p>706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07" calcext:value-type="float">
            <text:p>707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08" calcext:value-type="float">
            <text:p>70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09" calcext:value-type="float">
            <text:p>709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10" calcext:value-type="float">
            <text:p>710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11" calcext:value-type="float">
            <text:p>711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12" calcext:value-type="float">
            <text:p>712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13" calcext:value-type="float">
            <text:p>713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14" calcext:value-type="float">
            <text:p>714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15" calcext:value-type="float">
            <text:p>715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16" calcext:value-type="float">
            <text:p>716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18" calcext:value-type="float">
            <text:p>71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19" calcext:value-type="float">
            <text:p>719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21" calcext:value-type="float">
            <text:p>721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22" calcext:value-type="float">
            <text:p>722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23" calcext:value-type="float">
            <text:p>723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24" calcext:value-type="float">
            <text:p>724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25" calcext:value-type="float">
            <text:p>725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26" calcext:value-type="float">
            <text:p>726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27" calcext:value-type="float">
            <text:p>727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28" calcext:value-type="float">
            <text:p>72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29" calcext:value-type="float">
            <text:p>729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30" calcext:value-type="float">
            <text:p>730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31" calcext:value-type="float">
            <text:p>731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32" calcext:value-type="float">
            <text:p>732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33" calcext:value-type="float">
            <text:p>733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34" calcext:value-type="float">
            <text:p>734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35" calcext:value-type="float">
            <text:p>735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36" calcext:value-type="float">
            <text:p>736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37" calcext:value-type="float">
            <text:p>737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38" calcext:value-type="float">
            <text:p>73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39" calcext:value-type="float">
            <text:p>739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40" calcext:value-type="float">
            <text:p>740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42" calcext:value-type="float">
            <text:p>742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43" calcext:value-type="float">
            <text:p>743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44" calcext:value-type="float">
            <text:p>744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46" calcext:value-type="float">
            <text:p>746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47" calcext:value-type="float">
            <text:p>747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48" calcext:value-type="float">
            <text:p>74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49" calcext:value-type="float">
            <text:p>74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51" calcext:value-type="float">
            <text:p>75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52" calcext:value-type="float">
            <text:p>75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53" calcext:value-type="float">
            <text:p>75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54" calcext:value-type="float">
            <text:p>754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55" calcext:value-type="float">
            <text:p>755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56" calcext:value-type="float">
            <text:p>756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57" calcext:value-type="float">
            <text:p>757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58" calcext:value-type="float">
            <text:p>758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59" calcext:value-type="float">
            <text:p>75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60" calcext:value-type="float">
            <text:p>76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61" calcext:value-type="float">
            <text:p>76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62" calcext:value-type="float">
            <text:p>76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63" calcext:value-type="float">
            <text:p>76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64" calcext:value-type="float">
            <text:p>764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65" calcext:value-type="float">
            <text:p>765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66" calcext:value-type="float">
            <text:p>766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67" calcext:value-type="float">
            <text:p>767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68" calcext:value-type="float">
            <text:p>768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69" calcext:value-type="float">
            <text:p>76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70" calcext:value-type="float">
            <text:p>77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71" calcext:value-type="float">
            <text:p>77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72" calcext:value-type="float">
            <text:p>77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73" calcext:value-type="float">
            <text:p>77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4">
          <table:table-cell office:value-type="float" office:value="775" calcext:value-type="float">
            <text:p>775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77" calcext:value-type="float">
            <text:p>777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78" calcext:value-type="float">
            <text:p>778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79" calcext:value-type="float">
            <text:p>77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80" calcext:value-type="float">
            <text:p>78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81" calcext:value-type="float">
            <text:p>78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82" calcext:value-type="float">
            <text:p>78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83" calcext:value-type="float">
            <text:p>78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84" calcext:value-type="float">
            <text:p>784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85" calcext:value-type="float">
            <text:p>785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86" calcext:value-type="float">
            <text:p>786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87" calcext:value-type="float">
            <text:p>787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88" calcext:value-type="float">
            <text:p>788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89" calcext:value-type="float">
            <text:p>78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90" calcext:value-type="float">
            <text:p>79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91" calcext:value-type="float">
            <text:p>79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92" calcext:value-type="float">
            <text:p>79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93" calcext:value-type="float">
            <text:p>79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94" calcext:value-type="float">
            <text:p>794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95" calcext:value-type="float">
            <text:p>795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96" calcext:value-type="float">
            <text:p>796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97" calcext:value-type="float">
            <text:p>797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798" calcext:value-type="float">
            <text:p>798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799" calcext:value-type="float">
            <text:p>799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01" calcext:value-type="float">
            <text:p>801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02" calcext:value-type="float">
            <text:p>802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03" calcext:value-type="float">
            <text:p>803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04" calcext:value-type="float">
            <text:p>804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05" calcext:value-type="float">
            <text:p>805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06" calcext:value-type="float">
            <text:p>806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07" calcext:value-type="float">
            <text:p>807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08" calcext:value-type="float">
            <text:p>808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09" calcext:value-type="float">
            <text:p>809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10" calcext:value-type="float">
            <text:p>810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11" calcext:value-type="float">
            <text:p>811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12" calcext:value-type="float">
            <text:p>812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13" calcext:value-type="float">
            <text:p>813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14" calcext:value-type="float">
            <text:p>814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15" calcext:value-type="float">
            <text:p>815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16" calcext:value-type="float">
            <text:p>816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17" calcext:value-type="float">
            <text:p>817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18" calcext:value-type="float">
            <text:p>818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19" calcext:value-type="float">
            <text:p>819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20" calcext:value-type="float">
            <text:p>820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21" calcext:value-type="float">
            <text:p>821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22" calcext:value-type="float">
            <text:p>822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23" calcext:value-type="float">
            <text:p>823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24" calcext:value-type="float">
            <text:p>824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25" calcext:value-type="float">
            <text:p>825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26" calcext:value-type="float">
            <text:p>826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27" calcext:value-type="float">
            <text:p>827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28" calcext:value-type="float">
            <text:p>828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29" calcext:value-type="float">
            <text:p>829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30" calcext:value-type="float">
            <text:p>830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31" calcext:value-type="float">
            <text:p>831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32" calcext:value-type="float">
            <text:p>832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33" calcext:value-type="float">
            <text:p>833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34" calcext:value-type="float">
            <text:p>834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35" calcext:value-type="float">
            <text:p>835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37" calcext:value-type="float">
            <text:p>837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38" calcext:value-type="float">
            <text:p>838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39" calcext:value-type="float">
            <text:p>839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5">
          <table:table-cell office:value-type="float" office:value="841" calcext:value-type="float">
            <text:p>841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5">
          <table:table-cell office:value-type="float" office:value="842" calcext:value-type="float">
            <text:p>842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43" calcext:value-type="float">
            <text:p>843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44" calcext:value-type="float">
            <text:p>844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45" calcext:value-type="float">
            <text:p>845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47" calcext:value-type="float">
            <text:p>847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48" calcext:value-type="float">
            <text:p>848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49" calcext:value-type="float">
            <text:p>849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51" calcext:value-type="float">
            <text:p>851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52" calcext:value-type="float">
            <text:p>852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53" calcext:value-type="float">
            <text:p>853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57" calcext:value-type="float">
            <text:p>857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58" calcext:value-type="float">
            <text:p>858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59" calcext:value-type="float">
            <text:p>859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61" calcext:value-type="float">
            <text:p>861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62" calcext:value-type="float">
            <text:p>862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63" calcext:value-type="float">
            <text:p>863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64" calcext:value-type="float">
            <text:p>864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65" calcext:value-type="float">
            <text:p>865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66" calcext:value-type="float">
            <text:p>866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67" calcext:value-type="float">
            <text:p>867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68" calcext:value-type="float">
            <text:p>868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70" calcext:value-type="float">
            <text:p>87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71" calcext:value-type="float">
            <text:p>87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72" calcext:value-type="float">
            <text:p>87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73" calcext:value-type="float">
            <text:p>873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74" calcext:value-type="float">
            <text:p>874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75" calcext:value-type="float">
            <text:p>875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76" calcext:value-type="float">
            <text:p>876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77" calcext:value-type="float">
            <text:p>877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78" calcext:value-type="float">
            <text:p>878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79" calcext:value-type="float">
            <text:p>879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81" calcext:value-type="float">
            <text:p>88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82" calcext:value-type="float">
            <text:p>88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83" calcext:value-type="float">
            <text:p>883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84" calcext:value-type="float">
            <text:p>884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85" calcext:value-type="float">
            <text:p>885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86" calcext:value-type="float">
            <text:p>886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87" calcext:value-type="float">
            <text:p>887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88" calcext:value-type="float">
            <text:p>888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89" calcext:value-type="float">
            <text:p>889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90" calcext:value-type="float">
            <text:p>89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91" calcext:value-type="float">
            <text:p>89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94" calcext:value-type="float">
            <text:p>894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95" calcext:value-type="float">
            <text:p>895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96" calcext:value-type="float">
            <text:p>896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97" calcext:value-type="float">
            <text:p>897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898" calcext:value-type="float">
            <text:p>898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01" calcext:value-type="float">
            <text:p>90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02" calcext:value-type="float">
            <text:p>90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03" calcext:value-type="float">
            <text:p>903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05" calcext:value-type="float">
            <text:p>905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06" calcext:value-type="float">
            <text:p>906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07" calcext:value-type="float">
            <text:p>907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08" calcext:value-type="float">
            <text:p>908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09" calcext:value-type="float">
            <text:p>909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11" calcext:value-type="float">
            <text:p>91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12" calcext:value-type="float">
            <text:p>91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14" calcext:value-type="float">
            <text:p>914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15" calcext:value-type="float">
            <text:p>915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16" calcext:value-type="float">
            <text:p>916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18" calcext:value-type="float">
            <text:p>918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20" calcext:value-type="float">
            <text:p>920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21" calcext:value-type="float">
            <text:p>921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22" calcext:value-type="float">
            <text:p>922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23" calcext:value-type="float">
            <text:p>923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24" calcext:value-type="float">
            <text:p>924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26" calcext:value-type="float">
            <text:p>926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27" calcext:value-type="float">
            <text:p>927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28" calcext:value-type="float">
            <text:p>928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29" calcext:value-type="float">
            <text:p>929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30" calcext:value-type="float">
            <text:p>930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31" calcext:value-type="float">
            <text:p>931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32" calcext:value-type="float">
            <text:p>932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5">
          <table:table-cell office:value-type="float" office:value="933" calcext:value-type="float">
            <text:p>933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5">
          <table:table-cell office:value-type="float" office:value="934" calcext:value-type="float">
            <text:p>934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35" calcext:value-type="float">
            <text:p>935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36" calcext:value-type="float">
            <text:p>936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37" calcext:value-type="float">
            <text:p>937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38" calcext:value-type="float">
            <text:p>938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39" calcext:value-type="float">
            <text:p>939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40" calcext:value-type="float">
            <text:p>940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41" calcext:value-type="float">
            <text:p>941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42" calcext:value-type="float">
            <text:p>942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43" calcext:value-type="float">
            <text:p>943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44" calcext:value-type="float">
            <text:p>944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47" calcext:value-type="float">
            <text:p>947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48" calcext:value-type="float">
            <text:p>948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49" calcext:value-type="float">
            <text:p>949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51" calcext:value-type="float">
            <text:p>951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52" calcext:value-type="float">
            <text:p>952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53" calcext:value-type="float">
            <text:p>953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54" calcext:value-type="float">
            <text:p>954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55" calcext:value-type="float">
            <text:p>955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56" calcext:value-type="float">
            <text:p>956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57" calcext:value-type="float">
            <text:p>957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58" calcext:value-type="float">
            <text:p>958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59" calcext:value-type="float">
            <text:p>959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60" calcext:value-type="float">
            <text:p>960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61" calcext:value-type="float">
            <text:p>961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62" calcext:value-type="float">
            <text:p>962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63" calcext:value-type="float">
            <text:p>963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64" calcext:value-type="float">
            <text:p>964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65" calcext:value-type="float">
            <text:p>965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66" calcext:value-type="float">
            <text:p>966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68" calcext:value-type="float">
            <text:p>968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69" calcext:value-type="float">
            <text:p>969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70" calcext:value-type="float">
            <text:p>970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71" calcext:value-type="float">
            <text:p>971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73" calcext:value-type="float">
            <text:p>973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74" calcext:value-type="float">
            <text:p>974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75" calcext:value-type="float">
            <text:p>975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76" calcext:value-type="float">
            <text:p>976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77" calcext:value-type="float">
            <text:p>977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78" calcext:value-type="float">
            <text:p>978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79" calcext:value-type="float">
            <text:p>979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80" calcext:value-type="float">
            <text:p>980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81" calcext:value-type="float">
            <text:p>981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82" calcext:value-type="float">
            <text:p>982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83" calcext:value-type="float">
            <text:p>983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84" calcext:value-type="float">
            <text:p>984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85" calcext:value-type="float">
            <text:p>985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86" calcext:value-type="float">
            <text:p>986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87" calcext:value-type="float">
            <text:p>987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88" calcext:value-type="float">
            <text:p>988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89" calcext:value-type="float">
            <text:p>989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90" calcext:value-type="float">
            <text:p>990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91" calcext:value-type="float">
            <text:p>991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92" calcext:value-type="float">
            <text:p>992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93" calcext:value-type="float">
            <text:p>993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94" calcext:value-type="float">
            <text:p>994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95" calcext:value-type="float">
            <text:p>995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96" calcext:value-type="float">
            <text:p>996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97" calcext:value-type="float">
            <text:p>997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998" calcext:value-type="float">
            <text:p>998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999" calcext:value-type="float">
            <text:p>999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05" calcext:value-type="float">
            <text:p>1005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06" calcext:value-type="float">
            <text:p>1006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07" calcext:value-type="float">
            <text:p>1007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08" calcext:value-type="float">
            <text:p>1008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09" calcext:value-type="float">
            <text:p>1009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10" calcext:value-type="float">
            <text:p>1010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11" calcext:value-type="float">
            <text:p>1011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12" calcext:value-type="float">
            <text:p>1012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13" calcext:value-type="float">
            <text:p>1013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14" calcext:value-type="float">
            <text:p>1014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15" calcext:value-type="float">
            <text:p>1015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16" calcext:value-type="float">
            <text:p>1016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17" calcext:value-type="float">
            <text:p>1017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18" calcext:value-type="float">
            <text:p>1018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19" calcext:value-type="float">
            <text:p>1019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20" calcext:value-type="float">
            <text:p>1020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21" calcext:value-type="float">
            <text:p>1021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22" calcext:value-type="float">
            <text:p>1022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23" calcext:value-type="float">
            <text:p>1023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24" calcext:value-type="float">
            <text:p>1024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25" calcext:value-type="float">
            <text:p>1025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26" calcext:value-type="float">
            <text:p>1026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27" calcext:value-type="float">
            <text:p>1027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28" calcext:value-type="float">
            <text:p>1028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29" calcext:value-type="float">
            <text:p>1029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30" calcext:value-type="float">
            <text:p>1030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31" calcext:value-type="float">
            <text:p>1031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32" calcext:value-type="float">
            <text:p>1032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33" calcext:value-type="float">
            <text:p>1033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34" calcext:value-type="float">
            <text:p>1034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35" calcext:value-type="float">
            <text:p>1035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36" calcext:value-type="float">
            <text:p>1036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37" calcext:value-type="float">
            <text:p>1037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38" calcext:value-type="float">
            <text:p>1038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39" calcext:value-type="float">
            <text:p>1039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40" calcext:value-type="float">
            <text:p>1040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41" calcext:value-type="float">
            <text:p>1041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42" calcext:value-type="float">
            <text:p>1042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43" calcext:value-type="float">
            <text:p>1043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44" calcext:value-type="float">
            <text:p>1044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45" calcext:value-type="float">
            <text:p>1045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46" calcext:value-type="float">
            <text:p>1046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47" calcext:value-type="float">
            <text:p>1047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48" calcext:value-type="float">
            <text:p>1048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49" calcext:value-type="float">
            <text:p>1049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50" calcext:value-type="float">
            <text:p>1050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51" calcext:value-type="float">
            <text:p>1051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52" calcext:value-type="float">
            <text:p>105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53" calcext:value-type="float">
            <text:p>105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54" calcext:value-type="float">
            <text:p>105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55" calcext:value-type="float">
            <text:p>105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56" calcext:value-type="float">
            <text:p>105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57" calcext:value-type="float">
            <text:p>1057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6">
          <table:table-cell office:value-type="float" office:value="1058" calcext:value-type="float">
            <text:p>1058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6">
          <table:table-cell office:value-type="float" office:value="1059" calcext:value-type="float">
            <text:p>1059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60" calcext:value-type="float">
            <text:p>1060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61" calcext:value-type="float">
            <text:p>1061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62" calcext:value-type="float">
            <text:p>106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63" calcext:value-type="float">
            <text:p>106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64" calcext:value-type="float">
            <text:p>106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65" calcext:value-type="float">
            <text:p>106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66" calcext:value-type="float">
            <text:p>106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67" calcext:value-type="float">
            <text:p>1067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68" calcext:value-type="float">
            <text:p>1068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69" calcext:value-type="float">
            <text:p>1069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70" calcext:value-type="float">
            <text:p>1070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71" calcext:value-type="float">
            <text:p>1071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72" calcext:value-type="float">
            <text:p>107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73" calcext:value-type="float">
            <text:p>107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74" calcext:value-type="float">
            <text:p>107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75" calcext:value-type="float">
            <text:p>107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76" calcext:value-type="float">
            <text:p>107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77" calcext:value-type="float">
            <text:p>1077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78" calcext:value-type="float">
            <text:p>1078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79" calcext:value-type="float">
            <text:p>1079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80" calcext:value-type="float">
            <text:p>1080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81" calcext:value-type="float">
            <text:p>1081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82" calcext:value-type="float">
            <text:p>108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83" calcext:value-type="float">
            <text:p>108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84" calcext:value-type="float">
            <text:p>108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85" calcext:value-type="float">
            <text:p>108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86" calcext:value-type="float">
            <text:p>108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87" calcext:value-type="float">
            <text:p>1087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88" calcext:value-type="float">
            <text:p>1088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89" calcext:value-type="float">
            <text:p>1089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90" calcext:value-type="float">
            <text:p>1090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91" calcext:value-type="float">
            <text:p>1091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92" calcext:value-type="float">
            <text:p>109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93" calcext:value-type="float">
            <text:p>109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94" calcext:value-type="float">
            <text:p>109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95" calcext:value-type="float">
            <text:p>109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96" calcext:value-type="float">
            <text:p>109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97" calcext:value-type="float">
            <text:p>109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098" calcext:value-type="float">
            <text:p>109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099" calcext:value-type="float">
            <text:p>109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00" calcext:value-type="float">
            <text:p>110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08" calcext:value-type="float">
            <text:p>110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09" calcext:value-type="float">
            <text:p>110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10" calcext:value-type="float">
            <text:p>111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11" calcext:value-type="float">
            <text:p>111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12" calcext:value-type="float">
            <text:p>111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13" calcext:value-type="float">
            <text:p>1113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14" calcext:value-type="float">
            <text:p>1114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15" calcext:value-type="float">
            <text:p>1115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16" calcext:value-type="float">
            <text:p>1116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17" calcext:value-type="float">
            <text:p>111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18" calcext:value-type="float">
            <text:p>111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19" calcext:value-type="float">
            <text:p>111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20" calcext:value-type="float">
            <text:p>112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21" calcext:value-type="float">
            <text:p>112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22" calcext:value-type="float">
            <text:p>112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23" calcext:value-type="float">
            <text:p>1123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24" calcext:value-type="float">
            <text:p>1124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25" calcext:value-type="float">
            <text:p>1125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26" calcext:value-type="float">
            <text:p>1126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27" calcext:value-type="float">
            <text:p>112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28" calcext:value-type="float">
            <text:p>112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29" calcext:value-type="float">
            <text:p>112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30" calcext:value-type="float">
            <text:p>113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31" calcext:value-type="float">
            <text:p>113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32" calcext:value-type="float">
            <text:p>113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33" calcext:value-type="float">
            <text:p>1133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34" calcext:value-type="float">
            <text:p>1134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35" calcext:value-type="float">
            <text:p>1135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36" calcext:value-type="float">
            <text:p>1136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37" calcext:value-type="float">
            <text:p>113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38" calcext:value-type="float">
            <text:p>113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39" calcext:value-type="float">
            <text:p>113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40" calcext:value-type="float">
            <text:p>114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41" calcext:value-type="float">
            <text:p>114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42" calcext:value-type="float">
            <text:p>114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43" calcext:value-type="float">
            <text:p>1143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44" calcext:value-type="float">
            <text:p>1144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45" calcext:value-type="float">
            <text:p>1145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46" calcext:value-type="float">
            <text:p>1146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47" calcext:value-type="float">
            <text:p>1147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48" calcext:value-type="float">
            <text:p>1148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49" calcext:value-type="float">
            <text:p>1149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50" calcext:value-type="float">
            <text:p>1150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51" calcext:value-type="float">
            <text:p>1151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52" calcext:value-type="float">
            <text:p>1152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53" calcext:value-type="float">
            <text:p>1153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54" calcext:value-type="float">
            <text:p>1154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55" calcext:value-type="float">
            <text:p>1155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56" calcext:value-type="float">
            <text:p>1156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57" calcext:value-type="float">
            <text:p>1157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58" calcext:value-type="float">
            <text:p>1158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59" calcext:value-type="float">
            <text:p>1159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60" calcext:value-type="float">
            <text:p>1160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61" calcext:value-type="float">
            <text:p>1161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62" calcext:value-type="float">
            <text:p>1162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63" calcext:value-type="float">
            <text:p>1163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64" calcext:value-type="float">
            <text:p>1164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65" calcext:value-type="float">
            <text:p>1165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66" calcext:value-type="float">
            <text:p>1166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67" calcext:value-type="float">
            <text:p>1167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68" calcext:value-type="float">
            <text:p>1168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69" calcext:value-type="float">
            <text:p>1169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70" calcext:value-type="float">
            <text:p>1170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71" calcext:value-type="float">
            <text:p>1171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72" calcext:value-type="float">
            <text:p>1172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73" calcext:value-type="float">
            <text:p>1173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74" calcext:value-type="float">
            <text:p>1174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75" calcext:value-type="float">
            <text:p>1175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76" calcext:value-type="float">
            <text:p>1176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77" calcext:value-type="float">
            <text:p>1177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78" calcext:value-type="float">
            <text:p>1178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79" calcext:value-type="float">
            <text:p>117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80" calcext:value-type="float">
            <text:p>118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81" calcext:value-type="float">
            <text:p>118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82" calcext:value-type="float">
            <text:p>118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83" calcext:value-type="float">
            <text:p>1183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84" calcext:value-type="float">
            <text:p>1184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85" calcext:value-type="float">
            <text:p>1185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86" calcext:value-type="float">
            <text:p>1186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87" calcext:value-type="float">
            <text:p>1187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88" calcext:value-type="float">
            <text:p>1188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89" calcext:value-type="float">
            <text:p>118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90" calcext:value-type="float">
            <text:p>119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91" calcext:value-type="float">
            <text:p>119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92" calcext:value-type="float">
            <text:p>119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93" calcext:value-type="float">
            <text:p>1193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94" calcext:value-type="float">
            <text:p>1194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95" calcext:value-type="float">
            <text:p>1195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96" calcext:value-type="float">
            <text:p>1196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197" calcext:value-type="float">
            <text:p>1197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98" calcext:value-type="float">
            <text:p>1198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199" calcext:value-type="float">
            <text:p>119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01" calcext:value-type="float">
            <text:p>120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02" calcext:value-type="float">
            <text:p>120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03" calcext:value-type="float">
            <text:p>1203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04" calcext:value-type="float">
            <text:p>1204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05" calcext:value-type="float">
            <text:p>1205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06" calcext:value-type="float">
            <text:p>1206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07" calcext:value-type="float">
            <text:p>1207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08" calcext:value-type="float">
            <text:p>1208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09" calcext:value-type="float">
            <text:p>120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10" calcext:value-type="float">
            <text:p>121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11" calcext:value-type="float">
            <text:p>121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12" calcext:value-type="float">
            <text:p>121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13" calcext:value-type="float">
            <text:p>1213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14" calcext:value-type="float">
            <text:p>1214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15" calcext:value-type="float">
            <text:p>1215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16" calcext:value-type="float">
            <text:p>1216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17" calcext:value-type="float">
            <text:p>1217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18" calcext:value-type="float">
            <text:p>1218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19" calcext:value-type="float">
            <text:p>121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20" calcext:value-type="float">
            <text:p>122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21" calcext:value-type="float">
            <text:p>122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22" calcext:value-type="float">
            <text:p>122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23" calcext:value-type="float">
            <text:p>1223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24" calcext:value-type="float">
            <text:p>1224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25" calcext:value-type="float">
            <text:p>1225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26" calcext:value-type="float">
            <text:p>1226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27" calcext:value-type="float">
            <text:p>1227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28" calcext:value-type="float">
            <text:p>1228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29" calcext:value-type="float">
            <text:p>1229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30" calcext:value-type="float">
            <text:p>1230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31" calcext:value-type="float">
            <text:p>1231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32" calcext:value-type="float">
            <text:p>1232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33" calcext:value-type="float">
            <text:p>1233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34" calcext:value-type="float">
            <text:p>1234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35" calcext:value-type="float">
            <text:p>1235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36" calcext:value-type="float">
            <text:p>1236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37" calcext:value-type="float">
            <text:p>1237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38" calcext:value-type="float">
            <text:p>1238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39" calcext:value-type="float">
            <text:p>1239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40" calcext:value-type="float">
            <text:p>1240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41" calcext:value-type="float">
            <text:p>1241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42" calcext:value-type="float">
            <text:p>1242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43" calcext:value-type="float">
            <text:p>1243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44" calcext:value-type="float">
            <text:p>1244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45" calcext:value-type="float">
            <text:p>1245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46" calcext:value-type="float">
            <text:p>1246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47" calcext:value-type="float">
            <text:p>1247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48" calcext:value-type="float">
            <text:p>1248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49" calcext:value-type="float">
            <text:p>1249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50" calcext:value-type="float">
            <text:p>1250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51" calcext:value-type="float">
            <text:p>1251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52" calcext:value-type="float">
            <text:p>1252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53" calcext:value-type="float">
            <text:p>1253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54" calcext:value-type="float">
            <text:p>1254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55" calcext:value-type="float">
            <text:p>1255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56" calcext:value-type="float">
            <text:p>1256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57" calcext:value-type="float">
            <text:p>1257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58" calcext:value-type="float">
            <text:p>1258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59" calcext:value-type="float">
            <text:p>1259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60" calcext:value-type="float">
            <text:p>1260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61" calcext:value-type="float">
            <text:p>1261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62" calcext:value-type="float">
            <text:p>1262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63" calcext:value-type="float">
            <text:p>1263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64" calcext:value-type="float">
            <text:p>1264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65" calcext:value-type="float">
            <text:p>1265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66" calcext:value-type="float">
            <text:p>1266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67" calcext:value-type="float">
            <text:p>1267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68" calcext:value-type="float">
            <text:p>1268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69" calcext:value-type="float">
            <text:p>1269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70" calcext:value-type="float">
            <text:p>1270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71" calcext:value-type="float">
            <text:p>1271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72" calcext:value-type="float">
            <text:p>1272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73" calcext:value-type="float">
            <text:p>1273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74" calcext:value-type="float">
            <text:p>1274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75" calcext:value-type="float">
            <text:p>1275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76" calcext:value-type="float">
            <text:p>1276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77" calcext:value-type="float">
            <text:p>1277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78" calcext:value-type="float">
            <text:p>1278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79" calcext:value-type="float">
            <text:p>1279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80" calcext:value-type="float">
            <text:p>1280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81" calcext:value-type="float">
            <text:p>1281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5">
          <table:table-cell office:value-type="float" office:value="1282" calcext:value-type="float">
            <text:p>1282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5">
          <table:table-cell office:value-type="float" office:value="1283" calcext:value-type="float">
            <text:p>1283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84" calcext:value-type="float">
            <text:p>1284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85" calcext:value-type="float">
            <text:p>1285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86" calcext:value-type="float">
            <text:p>1286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87" calcext:value-type="float">
            <text:p>1287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88" calcext:value-type="float">
            <text:p>1288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89" calcext:value-type="float">
            <text:p>1289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90" calcext:value-type="float">
            <text:p>1290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91" calcext:value-type="float">
            <text:p>1291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92" calcext:value-type="float">
            <text:p>1292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93" calcext:value-type="float">
            <text:p>1293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94" calcext:value-type="float">
            <text:p>1294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95" calcext:value-type="float">
            <text:p>129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296" calcext:value-type="float">
            <text:p>129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97" calcext:value-type="float">
            <text:p>1297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98" calcext:value-type="float">
            <text:p>1298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299" calcext:value-type="float">
            <text:p>1299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00" calcext:value-type="float">
            <text:p>1300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01" calcext:value-type="float">
            <text:p>1301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02" calcext:value-type="float">
            <text:p>1302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03" calcext:value-type="float">
            <text:p>1303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04" calcext:value-type="float">
            <text:p>1304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05" calcext:value-type="float">
            <text:p>130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06" calcext:value-type="float">
            <text:p>130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07" calcext:value-type="float">
            <text:p>1307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08" calcext:value-type="float">
            <text:p>1308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09" calcext:value-type="float">
            <text:p>1309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10" calcext:value-type="float">
            <text:p>1310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11" calcext:value-type="float">
            <text:p>1311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12" calcext:value-type="float">
            <text:p>1312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13" calcext:value-type="float">
            <text:p>1313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14" calcext:value-type="float">
            <text:p>1314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15" calcext:value-type="float">
            <text:p>131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16" calcext:value-type="float">
            <text:p>131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17" calcext:value-type="float">
            <text:p>1317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18" calcext:value-type="float">
            <text:p>1318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19" calcext:value-type="float">
            <text:p>1319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20" calcext:value-type="float">
            <text:p>1320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21" calcext:value-type="float">
            <text:p>1321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22" calcext:value-type="float">
            <text:p>1322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23" calcext:value-type="float">
            <text:p>1323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24" calcext:value-type="float">
            <text:p>1324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25" calcext:value-type="float">
            <text:p>132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26" calcext:value-type="float">
            <text:p>132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27" calcext:value-type="float">
            <text:p>1327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28" calcext:value-type="float">
            <text:p>1328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29" calcext:value-type="float">
            <text:p>1329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30" calcext:value-type="float">
            <text:p>1330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31" calcext:value-type="float">
            <text:p>1331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32" calcext:value-type="float">
            <text:p>1332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33" calcext:value-type="float">
            <text:p>1333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34" calcext:value-type="float">
            <text:p>1334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35" calcext:value-type="float">
            <text:p>133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36" calcext:value-type="float">
            <text:p>133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37" calcext:value-type="float">
            <text:p>1337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38" calcext:value-type="float">
            <text:p>1338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39" calcext:value-type="float">
            <text:p>1339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40" calcext:value-type="float">
            <text:p>1340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41" calcext:value-type="float">
            <text:p>1341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42" calcext:value-type="float">
            <text:p>1342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43" calcext:value-type="float">
            <text:p>1343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44" calcext:value-type="float">
            <text:p>1344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45" calcext:value-type="float">
            <text:p>1345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46" calcext:value-type="float">
            <text:p>1346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47" calcext:value-type="float">
            <text:p>1347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48" calcext:value-type="float">
            <text:p>1348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49" calcext:value-type="float">
            <text:p>1349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50" calcext:value-type="float">
            <text:p>1350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51" calcext:value-type="float">
            <text:p>1351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52" calcext:value-type="float">
            <text:p>1352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53" calcext:value-type="float">
            <text:p>1353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54" calcext:value-type="float">
            <text:p>1354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55" calcext:value-type="float">
            <text:p>1355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56" calcext:value-type="float">
            <text:p>1356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57" calcext:value-type="float">
            <text:p>1357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58" calcext:value-type="float">
            <text:p>1358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59" calcext:value-type="float">
            <text:p>1359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60" calcext:value-type="float">
            <text:p>1360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61" calcext:value-type="float">
            <text:p>1361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62" calcext:value-type="float">
            <text:p>1362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63" calcext:value-type="float">
            <text:p>1363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64" calcext:value-type="float">
            <text:p>1364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65" calcext:value-type="float">
            <text:p>1365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66" calcext:value-type="float">
            <text:p>1366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67" calcext:value-type="float">
            <text:p>1367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68" calcext:value-type="float">
            <text:p>1368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69" calcext:value-type="float">
            <text:p>1369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70" calcext:value-type="float">
            <text:p>1370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71" calcext:value-type="float">
            <text:p>1371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72" calcext:value-type="float">
            <text:p>1372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73" calcext:value-type="float">
            <text:p>1373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74" calcext:value-type="float">
            <text:p>1374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75" calcext:value-type="float">
            <text:p>1375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76" calcext:value-type="float">
            <text:p>1376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77" calcext:value-type="float">
            <text:p>1377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78" calcext:value-type="float">
            <text:p>1378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79" calcext:value-type="float">
            <text:p>1379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80" calcext:value-type="float">
            <text:p>1380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81" calcext:value-type="float">
            <text:p>1381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82" calcext:value-type="float">
            <text:p>1382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83" calcext:value-type="float">
            <text:p>1383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84" calcext:value-type="float">
            <text:p>1384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85" calcext:value-type="float">
            <text:p>1385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86" calcext:value-type="float">
            <text:p>1386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87" calcext:value-type="float">
            <text:p>1387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88" calcext:value-type="float">
            <text:p>1388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89" calcext:value-type="float">
            <text:p>1389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90" calcext:value-type="float">
            <text:p>1390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91" calcext:value-type="float">
            <text:p>1391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92" calcext:value-type="float">
            <text:p>1392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93" calcext:value-type="float">
            <text:p>1393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94" calcext:value-type="float">
            <text:p>1394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95" calcext:value-type="float">
            <text:p>1395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396" calcext:value-type="float">
            <text:p>1396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97" calcext:value-type="float">
            <text:p>1397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98" calcext:value-type="float">
            <text:p>1398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399" calcext:value-type="float">
            <text:p>1399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00" calcext:value-type="float">
            <text:p>1400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01" calcext:value-type="float">
            <text:p>1401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02" calcext:value-type="float">
            <text:p>1402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03" calcext:value-type="float">
            <text:p>1403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04" calcext:value-type="float">
            <text:p>1404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05" calcext:value-type="float">
            <text:p>1405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06" calcext:value-type="float">
            <text:p>1406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07" calcext:value-type="float">
            <text:p>1407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08" calcext:value-type="float">
            <text:p>1408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09" calcext:value-type="float">
            <text:p>140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10" calcext:value-type="float">
            <text:p>141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11" calcext:value-type="float">
            <text:p>141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12" calcext:value-type="float">
            <text:p>141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13" calcext:value-type="float">
            <text:p>141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14" calcext:value-type="float">
            <text:p>141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15" calcext:value-type="float">
            <text:p>141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16" calcext:value-type="float">
            <text:p>141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17" calcext:value-type="float">
            <text:p>1417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18" calcext:value-type="float">
            <text:p>1418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19" calcext:value-type="float">
            <text:p>141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20" calcext:value-type="float">
            <text:p>142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21" calcext:value-type="float">
            <text:p>142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22" calcext:value-type="float">
            <text:p>142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23" calcext:value-type="float">
            <text:p>142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24" calcext:value-type="float">
            <text:p>142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25" calcext:value-type="float">
            <text:p>142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26" calcext:value-type="float">
            <text:p>142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27" calcext:value-type="float">
            <text:p>1427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28" calcext:value-type="float">
            <text:p>1428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29" calcext:value-type="float">
            <text:p>142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30" calcext:value-type="float">
            <text:p>143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31" calcext:value-type="float">
            <text:p>143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32" calcext:value-type="float">
            <text:p>143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33" calcext:value-type="float">
            <text:p>143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34" calcext:value-type="float">
            <text:p>143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35" calcext:value-type="float">
            <text:p>143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36" calcext:value-type="float">
            <text:p>143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37" calcext:value-type="float">
            <text:p>1437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38" calcext:value-type="float">
            <text:p>1438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39" calcext:value-type="float">
            <text:p>143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40" calcext:value-type="float">
            <text:p>144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41" calcext:value-type="float">
            <text:p>144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42" calcext:value-type="float">
            <text:p>144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43" calcext:value-type="float">
            <text:p>144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44" calcext:value-type="float">
            <text:p>144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45" calcext:value-type="float">
            <text:p>144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46" calcext:value-type="float">
            <text:p>144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47" calcext:value-type="float">
            <text:p>1447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48" calcext:value-type="float">
            <text:p>1448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49" calcext:value-type="float">
            <text:p>144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50" calcext:value-type="float">
            <text:p>145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51" calcext:value-type="float">
            <text:p>145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52" calcext:value-type="float">
            <text:p>145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53" calcext:value-type="float">
            <text:p>145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54" calcext:value-type="float">
            <text:p>145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55" calcext:value-type="float">
            <text:p>145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56" calcext:value-type="float">
            <text:p>145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57" calcext:value-type="float">
            <text:p>145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58" calcext:value-type="float">
            <text:p>145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59" calcext:value-type="float">
            <text:p>145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60" calcext:value-type="float">
            <text:p>146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61" calcext:value-type="float">
            <text:p>146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62" calcext:value-type="float">
            <text:p>146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63" calcext:value-type="float">
            <text:p>146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64" calcext:value-type="float">
            <text:p>146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65" calcext:value-type="float">
            <text:p>146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66" calcext:value-type="float">
            <text:p>146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67" calcext:value-type="float">
            <text:p>146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68" calcext:value-type="float">
            <text:p>146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69" calcext:value-type="float">
            <text:p>146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70" calcext:value-type="float">
            <text:p>147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71" calcext:value-type="float">
            <text:p>147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72" calcext:value-type="float">
            <text:p>147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73" calcext:value-type="float">
            <text:p>147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74" calcext:value-type="float">
            <text:p>147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75" calcext:value-type="float">
            <text:p>147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76" calcext:value-type="float">
            <text:p>147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77" calcext:value-type="float">
            <text:p>147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78" calcext:value-type="float">
            <text:p>147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79" calcext:value-type="float">
            <text:p>147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80" calcext:value-type="float">
            <text:p>148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81" calcext:value-type="float">
            <text:p>148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82" calcext:value-type="float">
            <text:p>148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83" calcext:value-type="float">
            <text:p>148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84" calcext:value-type="float">
            <text:p>148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85" calcext:value-type="float">
            <text:p>148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86" calcext:value-type="float">
            <text:p>148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87" calcext:value-type="float">
            <text:p>148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88" calcext:value-type="float">
            <text:p>148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89" calcext:value-type="float">
            <text:p>148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90" calcext:value-type="float">
            <text:p>149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91" calcext:value-type="float">
            <text:p>149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92" calcext:value-type="float">
            <text:p>149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93" calcext:value-type="float">
            <text:p>149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94" calcext:value-type="float">
            <text:p>149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95" calcext:value-type="float">
            <text:p>149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96" calcext:value-type="float">
            <text:p>149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497" calcext:value-type="float">
            <text:p>149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98" calcext:value-type="float">
            <text:p>149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499" calcext:value-type="float">
            <text:p>149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00" calcext:value-type="float">
            <text:p>150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01" calcext:value-type="float">
            <text:p>150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02" calcext:value-type="float">
            <text:p>150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03" calcext:value-type="float">
            <text:p>150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04" calcext:value-type="float">
            <text:p>150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05" calcext:value-type="float">
            <text:p>150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06" calcext:value-type="float">
            <text:p>150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07" calcext:value-type="float">
            <text:p>150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08" calcext:value-type="float">
            <text:p>150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09" calcext:value-type="float">
            <text:p>1509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10" calcext:value-type="float">
            <text:p>1510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11" calcext:value-type="float">
            <text:p>1511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12" calcext:value-type="float">
            <text:p>1512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13" calcext:value-type="float">
            <text:p>1513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14" calcext:value-type="float">
            <text:p>1514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15" calcext:value-type="float">
            <text:p>1515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16" calcext:value-type="float">
            <text:p>1516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17" calcext:value-type="float">
            <text:p>1517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18" calcext:value-type="float">
            <text:p>1518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19" calcext:value-type="float">
            <text:p>1519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20" calcext:value-type="float">
            <text:p>1520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21" calcext:value-type="float">
            <text:p>1521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22" calcext:value-type="float">
            <text:p>1522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23" calcext:value-type="float">
            <text:p>1523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24" calcext:value-type="float">
            <text:p>1524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25" calcext:value-type="float">
            <text:p>1525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26" calcext:value-type="float">
            <text:p>1526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27" calcext:value-type="float">
            <text:p>1527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28" calcext:value-type="float">
            <text:p>1528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29" calcext:value-type="float">
            <text:p>1529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30" calcext:value-type="float">
            <text:p>1530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31" calcext:value-type="float">
            <text:p>1531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32" calcext:value-type="float">
            <text:p>1532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33" calcext:value-type="float">
            <text:p>1533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34" calcext:value-type="float">
            <text:p>1534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35" calcext:value-type="float">
            <text:p>1535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36" calcext:value-type="float">
            <text:p>1536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37" calcext:value-type="float">
            <text:p>1537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38" calcext:value-type="float">
            <text:p>1538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39" calcext:value-type="float">
            <text:p>1539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40" calcext:value-type="float">
            <text:p>1540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41" calcext:value-type="float">
            <text:p>1541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42" calcext:value-type="float">
            <text:p>1542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43" calcext:value-type="float">
            <text:p>1543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44" calcext:value-type="float">
            <text:p>1544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45" calcext:value-type="float">
            <text:p>1545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46" calcext:value-type="float">
            <text:p>1546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47" calcext:value-type="float">
            <text:p>1547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48" calcext:value-type="float">
            <text:p>1548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49" calcext:value-type="float">
            <text:p>1549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50" calcext:value-type="float">
            <text:p>1550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51" calcext:value-type="float">
            <text:p>1551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52" calcext:value-type="float">
            <text:p>1552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53" calcext:value-type="float">
            <text:p>1553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54" calcext:value-type="float">
            <text:p>1554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55" calcext:value-type="float">
            <text:p>1555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56" calcext:value-type="float">
            <text:p>1556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57" calcext:value-type="float">
            <text:p>1557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58" calcext:value-type="float">
            <text:p>1558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59" calcext:value-type="float">
            <text:p>1559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60" calcext:value-type="float">
            <text:p>1560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61" calcext:value-type="float">
            <text:p>1561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62" calcext:value-type="float">
            <text:p>1562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63" calcext:value-type="float">
            <text:p>1563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64" calcext:value-type="float">
            <text:p>1564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65" calcext:value-type="float">
            <text:p>1565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66" calcext:value-type="float">
            <text:p>1566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67" calcext:value-type="float">
            <text:p>1567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68" calcext:value-type="float">
            <text:p>1568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69" calcext:value-type="float">
            <text:p>1569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70" calcext:value-type="float">
            <text:p>1570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71" calcext:value-type="float">
            <text:p>1571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72" calcext:value-type="float">
            <text:p>1572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73" calcext:value-type="float">
            <text:p>1573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74" calcext:value-type="float">
            <text:p>1574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75" calcext:value-type="float">
            <text:p>1575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76" calcext:value-type="float">
            <text:p>1576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77" calcext:value-type="float">
            <text:p>1577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78" calcext:value-type="float">
            <text:p>1578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79" calcext:value-type="float">
            <text:p>1579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80" calcext:value-type="float">
            <text:p>1580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81" calcext:value-type="float">
            <text:p>1581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82" calcext:value-type="float">
            <text:p>1582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83" calcext:value-type="float">
            <text:p>1583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84" calcext:value-type="float">
            <text:p>1584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85" calcext:value-type="float">
            <text:p>1585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86" calcext:value-type="float">
            <text:p>1586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87" calcext:value-type="float">
            <text:p>1587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88" calcext:value-type="float">
            <text:p>1588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89" calcext:value-type="float">
            <text:p>1589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90" calcext:value-type="float">
            <text:p>1590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91" calcext:value-type="float">
            <text:p>1591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92" calcext:value-type="float">
            <text:p>1592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93" calcext:value-type="float">
            <text:p>1593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94" calcext:value-type="float">
            <text:p>1594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95" calcext:value-type="float">
            <text:p>1595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96" calcext:value-type="float">
            <text:p>1596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97" calcext:value-type="float">
            <text:p>1597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598" calcext:value-type="float">
            <text:p>1598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599" calcext:value-type="float">
            <text:p>1599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00" calcext:value-type="float">
            <text:p>1600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01" calcext:value-type="float">
            <text:p>1601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02" calcext:value-type="float">
            <text:p>1602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03" calcext:value-type="float">
            <text:p>1603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04" calcext:value-type="float">
            <text:p>1604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05" calcext:value-type="float">
            <text:p>1605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06" calcext:value-type="float">
            <text:p>1606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07" calcext:value-type="float">
            <text:p>1607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08" calcext:value-type="float">
            <text:p>1608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09" calcext:value-type="float">
            <text:p>1609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10" calcext:value-type="float">
            <text:p>1610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11" calcext:value-type="float">
            <text:p>1611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12" calcext:value-type="float">
            <text:p>1612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13" calcext:value-type="float">
            <text:p>1613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14" calcext:value-type="float">
            <text:p>1614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15" calcext:value-type="float">
            <text:p>1615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16" calcext:value-type="float">
            <text:p>1616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17" calcext:value-type="float">
            <text:p>1617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18" calcext:value-type="float">
            <text:p>1618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19" calcext:value-type="float">
            <text:p>1619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20" calcext:value-type="float">
            <text:p>1620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21" calcext:value-type="float">
            <text:p>1621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22" calcext:value-type="float">
            <text:p>1622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23" calcext:value-type="float">
            <text:p>1623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24" calcext:value-type="float">
            <text:p>1624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25" calcext:value-type="float">
            <text:p>1625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26" calcext:value-type="float">
            <text:p>1626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27" calcext:value-type="float">
            <text:p>1627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28" calcext:value-type="float">
            <text:p>1628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29" calcext:value-type="float">
            <text:p>1629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30" calcext:value-type="float">
            <text:p>1630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31" calcext:value-type="float">
            <text:p>1631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32" calcext:value-type="float">
            <text:p>1632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33" calcext:value-type="float">
            <text:p>1633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34" calcext:value-type="float">
            <text:p>1634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35" calcext:value-type="float">
            <text:p>1635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36" calcext:value-type="float">
            <text:p>1636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37" calcext:value-type="float">
            <text:p>1637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38" calcext:value-type="float">
            <text:p>1638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39" calcext:value-type="float">
            <text:p>1639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40" calcext:value-type="float">
            <text:p>1640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41" calcext:value-type="float">
            <text:p>1641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42" calcext:value-type="float">
            <text:p>1642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43" calcext:value-type="float">
            <text:p>1643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44" calcext:value-type="float">
            <text:p>1644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45" calcext:value-type="float">
            <text:p>1645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46" calcext:value-type="float">
            <text:p>1646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47" calcext:value-type="float">
            <text:p>1647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48" calcext:value-type="float">
            <text:p>1648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49" calcext:value-type="float">
            <text:p>1649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50" calcext:value-type="float">
            <text:p>1650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51" calcext:value-type="float">
            <text:p>1651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52" calcext:value-type="float">
            <text:p>1652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53" calcext:value-type="float">
            <text:p>1653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54" calcext:value-type="float">
            <text:p>1654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55" calcext:value-type="float">
            <text:p>1655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56" calcext:value-type="float">
            <text:p>1656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57" calcext:value-type="float">
            <text:p>1657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58" calcext:value-type="float">
            <text:p>1658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59" calcext:value-type="float">
            <text:p>1659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60" calcext:value-type="float">
            <text:p>1660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61" calcext:value-type="float">
            <text:p>1661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62" calcext:value-type="float">
            <text:p>1662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63" calcext:value-type="float">
            <text:p>1663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64" calcext:value-type="float">
            <text:p>1664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65" calcext:value-type="float">
            <text:p>1665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66" calcext:value-type="float">
            <text:p>1666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67" calcext:value-type="float">
            <text:p>1667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68" calcext:value-type="float">
            <text:p>1668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69" calcext:value-type="float">
            <text:p>1669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70" calcext:value-type="float">
            <text:p>1670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71" calcext:value-type="float">
            <text:p>1671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72" calcext:value-type="float">
            <text:p>1672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73" calcext:value-type="float">
            <text:p>1673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74" calcext:value-type="float">
            <text:p>1674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75" calcext:value-type="float">
            <text:p>1675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76" calcext:value-type="float">
            <text:p>167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77" calcext:value-type="float">
            <text:p>167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78" calcext:value-type="float">
            <text:p>167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79" calcext:value-type="float">
            <text:p>1679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80" calcext:value-type="float">
            <text:p>1680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81" calcext:value-type="float">
            <text:p>1681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82" calcext:value-type="float">
            <text:p>1682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83" calcext:value-type="float">
            <text:p>1683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84" calcext:value-type="float">
            <text:p>1684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85" calcext:value-type="float">
            <text:p>1685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86" calcext:value-type="float">
            <text:p>168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87" calcext:value-type="float">
            <text:p>168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88" calcext:value-type="float">
            <text:p>168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89" calcext:value-type="float">
            <text:p>1689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90" calcext:value-type="float">
            <text:p>1690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91" calcext:value-type="float">
            <text:p>1691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92" calcext:value-type="float">
            <text:p>1692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93" calcext:value-type="float">
            <text:p>1693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94" calcext:value-type="float">
            <text:p>1694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95" calcext:value-type="float">
            <text:p>1695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96" calcext:value-type="float">
            <text:p>169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697" calcext:value-type="float">
            <text:p>169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98" calcext:value-type="float">
            <text:p>169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699" calcext:value-type="float">
            <text:p>1699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00" calcext:value-type="float">
            <text:p>1700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01" calcext:value-type="float">
            <text:p>1701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02" calcext:value-type="float">
            <text:p>1702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03" calcext:value-type="float">
            <text:p>1703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04" calcext:value-type="float">
            <text:p>1704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05" calcext:value-type="float">
            <text:p>1705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06" calcext:value-type="float">
            <text:p>170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07" calcext:value-type="float">
            <text:p>170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08" calcext:value-type="float">
            <text:p>170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09" calcext:value-type="float">
            <text:p>1709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10" calcext:value-type="float">
            <text:p>1710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11" calcext:value-type="float">
            <text:p>1711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12" calcext:value-type="float">
            <text:p>1712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13" calcext:value-type="float">
            <text:p>1713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14" calcext:value-type="float">
            <text:p>1714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15" calcext:value-type="float">
            <text:p>1715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16" calcext:value-type="float">
            <text:p>171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17" calcext:value-type="float">
            <text:p>171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18" calcext:value-type="float">
            <text:p>171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19" calcext:value-type="float">
            <text:p>1719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20" calcext:value-type="float">
            <text:p>1720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21" calcext:value-type="float">
            <text:p>1721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22" calcext:value-type="float">
            <text:p>1722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23" calcext:value-type="float">
            <text:p>1723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24" calcext:value-type="float">
            <text:p>1724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25" calcext:value-type="float">
            <text:p>1725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26" calcext:value-type="float">
            <text:p>1726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27" calcext:value-type="float">
            <text:p>1727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28" calcext:value-type="float">
            <text:p>1728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29" calcext:value-type="float">
            <text:p>1729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30" calcext:value-type="float">
            <text:p>1730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31" calcext:value-type="float">
            <text:p>1731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32" calcext:value-type="float">
            <text:p>1732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33" calcext:value-type="float">
            <text:p>1733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34" calcext:value-type="float">
            <text:p>1734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35" calcext:value-type="float">
            <text:p>1735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36" calcext:value-type="float">
            <text:p>1736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37" calcext:value-type="float">
            <text:p>1737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38" calcext:value-type="float">
            <text:p>1738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39" calcext:value-type="float">
            <text:p>1739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40" calcext:value-type="float">
            <text:p>1740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41" calcext:value-type="float">
            <text:p>1741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42" calcext:value-type="float">
            <text:p>1742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43" calcext:value-type="float">
            <text:p>1743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44" calcext:value-type="float">
            <text:p>1744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45" calcext:value-type="float">
            <text:p>1745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46" calcext:value-type="float">
            <text:p>1746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47" calcext:value-type="float">
            <text:p>1747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48" calcext:value-type="float">
            <text:p>1748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49" calcext:value-type="float">
            <text:p>1749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50" calcext:value-type="float">
            <text:p>1750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51" calcext:value-type="float">
            <text:p>1751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52" calcext:value-type="float">
            <text:p>1752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53" calcext:value-type="float">
            <text:p>1753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54" calcext:value-type="float">
            <text:p>1754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55" calcext:value-type="float">
            <text:p>1755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56" calcext:value-type="float">
            <text:p>1756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57" calcext:value-type="float">
            <text:p>1757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58" calcext:value-type="float">
            <text:p>1758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59" calcext:value-type="float">
            <text:p>1759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60" calcext:value-type="float">
            <text:p>1760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61" calcext:value-type="float">
            <text:p>1761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62" calcext:value-type="float">
            <text:p>1762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63" calcext:value-type="float">
            <text:p>1763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64" calcext:value-type="float">
            <text:p>1764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65" calcext:value-type="float">
            <text:p>1765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66" calcext:value-type="float">
            <text:p>1766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67" calcext:value-type="float">
            <text:p>1767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68" calcext:value-type="float">
            <text:p>1768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69" calcext:value-type="float">
            <text:p>1769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70" calcext:value-type="float">
            <text:p>1770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71" calcext:value-type="float">
            <text:p>1771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72" calcext:value-type="float">
            <text:p>1772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73" calcext:value-type="float">
            <text:p>1773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74" calcext:value-type="float">
            <text:p>1774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75" calcext:value-type="float">
            <text:p>1775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76" calcext:value-type="float">
            <text:p>1776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77" calcext:value-type="float">
            <text:p>1777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78" calcext:value-type="float">
            <text:p>1778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79" calcext:value-type="float">
            <text:p>1779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80" calcext:value-type="float">
            <text:p>1780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81" calcext:value-type="float">
            <text:p>1781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82" calcext:value-type="float">
            <text:p>1782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83" calcext:value-type="float">
            <text:p>1783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84" calcext:value-type="float">
            <text:p>1784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85" calcext:value-type="float">
            <text:p>1785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86" calcext:value-type="float">
            <text:p>1786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87" calcext:value-type="float">
            <text:p>1787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88" calcext:value-type="float">
            <text:p>1788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89" calcext:value-type="float">
            <text:p>178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90" calcext:value-type="float">
            <text:p>1790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91" calcext:value-type="float">
            <text:p>1791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92" calcext:value-type="float">
            <text:p>1792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793" calcext:value-type="float">
            <text:p>1793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94" calcext:value-type="float">
            <text:p>1794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95" calcext:value-type="float">
            <text:p>1795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96" calcext:value-type="float">
            <text:p>1796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97" calcext:value-type="float">
            <text:p>1797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98" calcext:value-type="float">
            <text:p>1798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799" calcext:value-type="float">
            <text:p>179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00" calcext:value-type="float">
            <text:p>1800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01" calcext:value-type="float">
            <text:p>1801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02" calcext:value-type="float">
            <text:p>1802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03" calcext:value-type="float">
            <text:p>1803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04" calcext:value-type="float">
            <text:p>1804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05" calcext:value-type="float">
            <text:p>1805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06" calcext:value-type="float">
            <text:p>1806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07" calcext:value-type="float">
            <text:p>1807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08" calcext:value-type="float">
            <text:p>1808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09" calcext:value-type="float">
            <text:p>180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10" calcext:value-type="float">
            <text:p>1810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11" calcext:value-type="float">
            <text:p>1811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12" calcext:value-type="float">
            <text:p>1812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13" calcext:value-type="float">
            <text:p>1813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14" calcext:value-type="float">
            <text:p>1814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15" calcext:value-type="float">
            <text:p>1815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16" calcext:value-type="float">
            <text:p>1816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17" calcext:value-type="float">
            <text:p>1817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18" calcext:value-type="float">
            <text:p>1818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19" calcext:value-type="float">
            <text:p>181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20" calcext:value-type="float">
            <text:p>1820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21" calcext:value-type="float">
            <text:p>1821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22" calcext:value-type="float">
            <text:p>1822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23" calcext:value-type="float">
            <text:p>1823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24" calcext:value-type="float">
            <text:p>1824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25" calcext:value-type="float">
            <text:p>1825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26" calcext:value-type="float">
            <text:p>1826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27" calcext:value-type="float">
            <text:p>1827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28" calcext:value-type="float">
            <text:p>1828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29" calcext:value-type="float">
            <text:p>182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30" calcext:value-type="float">
            <text:p>1830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31" calcext:value-type="float">
            <text:p>1831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32" calcext:value-type="float">
            <text:p>1832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33" calcext:value-type="float">
            <text:p>1833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34" calcext:value-type="float">
            <text:p>1834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35" calcext:value-type="float">
            <text:p>1835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36" calcext:value-type="float">
            <text:p>1836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37" calcext:value-type="float">
            <text:p>1837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38" calcext:value-type="float">
            <text:p>1838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39" calcext:value-type="float">
            <text:p>1839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40" calcext:value-type="float">
            <text:p>1840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41" calcext:value-type="float">
            <text:p>1841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42" calcext:value-type="float">
            <text:p>1842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43" calcext:value-type="float">
            <text:p>1843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44" calcext:value-type="float">
            <text:p>1844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45" calcext:value-type="float">
            <text:p>1845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46" calcext:value-type="float">
            <text:p>1846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47" calcext:value-type="float">
            <text:p>1847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48" calcext:value-type="float">
            <text:p>1848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49" calcext:value-type="float">
            <text:p>1849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50" calcext:value-type="float">
            <text:p>1850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51" calcext:value-type="float">
            <text:p>1851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52" calcext:value-type="float">
            <text:p>1852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53" calcext:value-type="float">
            <text:p>1853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54" calcext:value-type="float">
            <text:p>1854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55" calcext:value-type="float">
            <text:p>1855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56" calcext:value-type="float">
            <text:p>1856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57" calcext:value-type="float">
            <text:p>1857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58" calcext:value-type="float">
            <text:p>1858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59" calcext:value-type="float">
            <text:p>1859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60" calcext:value-type="float">
            <text:p>1860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61" calcext:value-type="float">
            <text:p>1861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62" calcext:value-type="float">
            <text:p>1862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63" calcext:value-type="float">
            <text:p>1863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64" calcext:value-type="float">
            <text:p>1864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65" calcext:value-type="float">
            <text:p>1865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66" calcext:value-type="float">
            <text:p>1866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67" calcext:value-type="float">
            <text:p>1867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68" calcext:value-type="float">
            <text:p>1868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69" calcext:value-type="float">
            <text:p>1869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70" calcext:value-type="float">
            <text:p>1870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71" calcext:value-type="float">
            <text:p>1871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72" calcext:value-type="float">
            <text:p>1872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73" calcext:value-type="float">
            <text:p>1873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74" calcext:value-type="float">
            <text:p>1874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75" calcext:value-type="float">
            <text:p>1875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76" calcext:value-type="float">
            <text:p>1876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77" calcext:value-type="float">
            <text:p>1877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78" calcext:value-type="float">
            <text:p>1878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79" calcext:value-type="float">
            <text:p>1879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80" calcext:value-type="float">
            <text:p>1880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81" calcext:value-type="float">
            <text:p>1881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82" calcext:value-type="float">
            <text:p>1882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83" calcext:value-type="float">
            <text:p>1883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84" calcext:value-type="float">
            <text:p>1884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85" calcext:value-type="float">
            <text:p>1885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86" calcext:value-type="float">
            <text:p>1886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87" calcext:value-type="float">
            <text:p>1887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88" calcext:value-type="float">
            <text:p>1888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89" calcext:value-type="float">
            <text:p>1889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90" calcext:value-type="float">
            <text:p>1890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91" calcext:value-type="float">
            <text:p>1891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92" calcext:value-type="float">
            <text:p>1892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93" calcext:value-type="float">
            <text:p>1893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94" calcext:value-type="float">
            <text:p>1894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95" calcext:value-type="float">
            <text:p>1895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896" calcext:value-type="float">
            <text:p>1896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97" calcext:value-type="float">
            <text:p>1897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98" calcext:value-type="float">
            <text:p>1898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899" calcext:value-type="float">
            <text:p>1899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00" calcext:value-type="float">
            <text:p>1900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01" calcext:value-type="float">
            <text:p>1901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02" calcext:value-type="float">
            <text:p>1902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03" calcext:value-type="float">
            <text:p>1903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04" calcext:value-type="float">
            <text:p>1904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05" calcext:value-type="float">
            <text:p>1905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06" calcext:value-type="float">
            <text:p>1906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07" calcext:value-type="float">
            <text:p>1907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08" calcext:value-type="float">
            <text:p>1908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09" calcext:value-type="float">
            <text:p>1909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10" calcext:value-type="float">
            <text:p>1910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11" calcext:value-type="float">
            <text:p>1911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12" calcext:value-type="float">
            <text:p>1912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13" calcext:value-type="float">
            <text:p>1913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14" calcext:value-type="float">
            <text:p>1914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15" calcext:value-type="float">
            <text:p>1915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16" calcext:value-type="float">
            <text:p>1916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17" calcext:value-type="float">
            <text:p>1917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18" calcext:value-type="float">
            <text:p>1918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19" calcext:value-type="float">
            <text:p>1919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20" calcext:value-type="float">
            <text:p>1920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21" calcext:value-type="float">
            <text:p>1921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22" calcext:value-type="float">
            <text:p>1922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23" calcext:value-type="float">
            <text:p>1923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24" calcext:value-type="float">
            <text:p>1924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25" calcext:value-type="float">
            <text:p>1925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26" calcext:value-type="float">
            <text:p>1926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27" calcext:value-type="float">
            <text:p>1927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28" calcext:value-type="float">
            <text:p>1928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29" calcext:value-type="float">
            <text:p>1929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30" calcext:value-type="float">
            <text:p>1930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31" calcext:value-type="float">
            <text:p>1931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32" calcext:value-type="float">
            <text:p>1932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33" calcext:value-type="float">
            <text:p>1933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34" calcext:value-type="float">
            <text:p>1934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35" calcext:value-type="float">
            <text:p>1935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36" calcext:value-type="float">
            <text:p>1936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37" calcext:value-type="float">
            <text:p>1937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38" calcext:value-type="float">
            <text:p>1938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39" calcext:value-type="float">
            <text:p>1939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40" calcext:value-type="float">
            <text:p>1940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41" calcext:value-type="float">
            <text:p>1941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42" calcext:value-type="float">
            <text:p>1942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43" calcext:value-type="float">
            <text:p>1943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44" calcext:value-type="float">
            <text:p>1944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45" calcext:value-type="float">
            <text:p>1945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46" calcext:value-type="float">
            <text:p>1946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47" calcext:value-type="float">
            <text:p>1947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48" calcext:value-type="float">
            <text:p>1948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49" calcext:value-type="float">
            <text:p>1949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50" calcext:value-type="float">
            <text:p>1950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51" calcext:value-type="float">
            <text:p>1951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52" calcext:value-type="float">
            <text:p>1952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53" calcext:value-type="float">
            <text:p>1953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54" calcext:value-type="float">
            <text:p>1954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55" calcext:value-type="float">
            <text:p>1955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56" calcext:value-type="float">
            <text:p>1956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57" calcext:value-type="float">
            <text:p>1957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58" calcext:value-type="float">
            <text:p>1958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59" calcext:value-type="float">
            <text:p>1959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60" calcext:value-type="float">
            <text:p>1960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61" calcext:value-type="float">
            <text:p>1961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62" calcext:value-type="float">
            <text:p>1962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63" calcext:value-type="float">
            <text:p>1963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64" calcext:value-type="float">
            <text:p>1964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65" calcext:value-type="float">
            <text:p>1965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66" calcext:value-type="float">
            <text:p>196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67" calcext:value-type="float">
            <text:p>196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68" calcext:value-type="float">
            <text:p>196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69" calcext:value-type="float">
            <text:p>1969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70" calcext:value-type="float">
            <text:p>1970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71" calcext:value-type="float">
            <text:p>1971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72" calcext:value-type="float">
            <text:p>1972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73" calcext:value-type="float">
            <text:p>1973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74" calcext:value-type="float">
            <text:p>1974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75" calcext:value-type="float">
            <text:p>1975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76" calcext:value-type="float">
            <text:p>197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77" calcext:value-type="float">
            <text:p>197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78" calcext:value-type="float">
            <text:p>197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79" calcext:value-type="float">
            <text:p>1979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80" calcext:value-type="float">
            <text:p>1980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81" calcext:value-type="float">
            <text:p>1981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82" calcext:value-type="float">
            <text:p>1982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83" calcext:value-type="float">
            <text:p>1983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84" calcext:value-type="float">
            <text:p>1984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85" calcext:value-type="float">
            <text:p>1985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86" calcext:value-type="float">
            <text:p>198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87" calcext:value-type="float">
            <text:p>198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88" calcext:value-type="float">
            <text:p>198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89" calcext:value-type="float">
            <text:p>1989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90" calcext:value-type="float">
            <text:p>1990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91" calcext:value-type="float">
            <text:p>1991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92" calcext:value-type="float">
            <text:p>1992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93" calcext:value-type="float">
            <text:p>1993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25" calcext:value-type="float">
            <text:p>202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26" calcext:value-type="float">
            <text:p>202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27" calcext:value-type="float">
            <text:p>202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28" calcext:value-type="float">
            <text:p>2028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29" calcext:value-type="float">
            <text:p>202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30" calcext:value-type="float">
            <text:p>203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31" calcext:value-type="float">
            <text:p>203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32" calcext:value-type="float">
            <text:p>203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33" calcext:value-type="float">
            <text:p>203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34" calcext:value-type="float">
            <text:p>203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35" calcext:value-type="float">
            <text:p>203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36" calcext:value-type="float">
            <text:p>203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37" calcext:value-type="float">
            <text:p>203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38" calcext:value-type="float">
            <text:p>2038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39" calcext:value-type="float">
            <text:p>203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40" calcext:value-type="float">
            <text:p>204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41" calcext:value-type="float">
            <text:p>204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42" calcext:value-type="float">
            <text:p>204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43" calcext:value-type="float">
            <text:p>204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44" calcext:value-type="float">
            <text:p>204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45" calcext:value-type="float">
            <text:p>204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46" calcext:value-type="float">
            <text:p>204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47" calcext:value-type="float">
            <text:p>204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48" calcext:value-type="float">
            <text:p>2048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49" calcext:value-type="float">
            <text:p>204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50" calcext:value-type="float">
            <text:p>205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51" calcext:value-type="float">
            <text:p>205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52" calcext:value-type="float">
            <text:p>205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53" calcext:value-type="float">
            <text:p>205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54" calcext:value-type="float">
            <text:p>205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55" calcext:value-type="float">
            <text:p>205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56" calcext:value-type="float">
            <text:p>205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57" calcext:value-type="float">
            <text:p>205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58" calcext:value-type="float">
            <text:p>205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59" calcext:value-type="float">
            <text:p>2059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60" calcext:value-type="float">
            <text:p>2060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61" calcext:value-type="float">
            <text:p>2061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62" calcext:value-type="float">
            <text:p>2062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63" calcext:value-type="float">
            <text:p>2063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64" calcext:value-type="float">
            <text:p>2064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65" calcext:value-type="float">
            <text:p>2065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66" calcext:value-type="float">
            <text:p>2066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67" calcext:value-type="float">
            <text:p>2067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68" calcext:value-type="float">
            <text:p>206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69" calcext:value-type="float">
            <text:p>2069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70" calcext:value-type="float">
            <text:p>2070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71" calcext:value-type="float">
            <text:p>2071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72" calcext:value-type="float">
            <text:p>2072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73" calcext:value-type="float">
            <text:p>2073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74" calcext:value-type="float">
            <text:p>2074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75" calcext:value-type="float">
            <text:p>2075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76" calcext:value-type="float">
            <text:p>2076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77" calcext:value-type="float">
            <text:p>2077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78" calcext:value-type="float">
            <text:p>207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79" calcext:value-type="float">
            <text:p>2079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80" calcext:value-type="float">
            <text:p>2080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81" calcext:value-type="float">
            <text:p>2081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82" calcext:value-type="float">
            <text:p>2082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83" calcext:value-type="float">
            <text:p>2083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84" calcext:value-type="float">
            <text:p>2084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85" calcext:value-type="float">
            <text:p>2085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86" calcext:value-type="float">
            <text:p>2086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87" calcext:value-type="float">
            <text:p>2087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88" calcext:value-type="float">
            <text:p>208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89" calcext:value-type="float">
            <text:p>2089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90" calcext:value-type="float">
            <text:p>2090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91" calcext:value-type="float">
            <text:p>2091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92" calcext:value-type="float">
            <text:p>2092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93" calcext:value-type="float">
            <text:p>2093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94" calcext:value-type="float">
            <text:p>2094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95" calcext:value-type="float">
            <text:p>2095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96" calcext:value-type="float">
            <text:p>2096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97" calcext:value-type="float">
            <text:p>2097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098" calcext:value-type="float">
            <text:p>209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099" calcext:value-type="float">
            <text:p>2099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00" calcext:value-type="float">
            <text:p>2100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01" calcext:value-type="float">
            <text:p>2101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02" calcext:value-type="float">
            <text:p>2102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03" calcext:value-type="float">
            <text:p>2103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04" calcext:value-type="float">
            <text:p>2104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05" calcext:value-type="float">
            <text:p>2105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06" calcext:value-type="float">
            <text:p>2106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07" calcext:value-type="float">
            <text:p>2107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08" calcext:value-type="float">
            <text:p>2108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09" calcext:value-type="float">
            <text:p>2109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10" calcext:value-type="float">
            <text:p>2110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11" calcext:value-type="float">
            <text:p>2111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12" calcext:value-type="float">
            <text:p>2112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13" calcext:value-type="float">
            <text:p>2113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14" calcext:value-type="float">
            <text:p>2114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15" calcext:value-type="float">
            <text:p>2115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16" calcext:value-type="float">
            <text:p>2116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17" calcext:value-type="float">
            <text:p>2117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18" calcext:value-type="float">
            <text:p>2118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19" calcext:value-type="float">
            <text:p>2119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20" calcext:value-type="float">
            <text:p>2120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21" calcext:value-type="float">
            <text:p>2121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22" calcext:value-type="float">
            <text:p>2122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23" calcext:value-type="float">
            <text:p>2123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24" calcext:value-type="float">
            <text:p>2124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25" calcext:value-type="float">
            <text:p>2125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26" calcext:value-type="float">
            <text:p>2126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27" calcext:value-type="float">
            <text:p>2127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28" calcext:value-type="float">
            <text:p>2128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29" calcext:value-type="float">
            <text:p>2129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30" calcext:value-type="float">
            <text:p>2130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31" calcext:value-type="float">
            <text:p>2131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32" calcext:value-type="float">
            <text:p>2132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33" calcext:value-type="float">
            <text:p>2133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34" calcext:value-type="float">
            <text:p>2134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35" calcext:value-type="float">
            <text:p>2135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36" calcext:value-type="float">
            <text:p>2136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37" calcext:value-type="float">
            <text:p>2137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38" calcext:value-type="float">
            <text:p>2138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39" calcext:value-type="float">
            <text:p>2139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0" calcext:value-type="float">
            <text:p>2140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1" calcext:value-type="float">
            <text:p>2141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2" calcext:value-type="float">
            <text:p>2142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3" calcext:value-type="float">
            <text:p>2143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4" calcext:value-type="float">
            <text:p>2144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5" calcext:value-type="float">
            <text:p>2145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6" calcext:value-type="float">
            <text:p>2146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7" calcext:value-type="float">
            <text:p>2147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48" calcext:value-type="float">
            <text:p>2148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49" calcext:value-type="float">
            <text:p>2149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50" calcext:value-type="float">
            <text:p>2150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51" calcext:value-type="float">
            <text:p>2151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52" calcext:value-type="float">
            <text:p>2152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53" calcext:value-type="float">
            <text:p>2153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54" calcext:value-type="float">
            <text:p>2154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55" calcext:value-type="float">
            <text:p>2155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56" calcext:value-type="float">
            <text:p>2156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57" calcext:value-type="float">
            <text:p>2157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58" calcext:value-type="float">
            <text:p>2158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59" calcext:value-type="float">
            <text:p>2159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60" calcext:value-type="float">
            <text:p>2160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61" calcext:value-type="float">
            <text:p>2161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62" calcext:value-type="float">
            <text:p>2162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63" calcext:value-type="float">
            <text:p>2163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64" calcext:value-type="float">
            <text:p>2164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65" calcext:value-type="float">
            <text:p>2165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66" calcext:value-type="float">
            <text:p>2166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67" calcext:value-type="float">
            <text:p>2167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68" calcext:value-type="float">
            <text:p>2168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69" calcext:value-type="float">
            <text:p>2169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70" calcext:value-type="float">
            <text:p>2170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71" calcext:value-type="float">
            <text:p>2171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72" calcext:value-type="float">
            <text:p>2172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73" calcext:value-type="float">
            <text:p>2173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74" calcext:value-type="float">
            <text:p>2174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75" calcext:value-type="float">
            <text:p>2175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76" calcext:value-type="float">
            <text:p>2176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77" calcext:value-type="float">
            <text:p>2177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78" calcext:value-type="float">
            <text:p>2178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79" calcext:value-type="float">
            <text:p>2179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80" calcext:value-type="float">
            <text:p>2180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81" calcext:value-type="float">
            <text:p>2181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82" calcext:value-type="float">
            <text:p>2182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83" calcext:value-type="float">
            <text:p>2183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84" calcext:value-type="float">
            <text:p>2184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85" calcext:value-type="float">
            <text:p>2185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86" calcext:value-type="float">
            <text:p>2186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87" calcext:value-type="float">
            <text:p>2187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88" calcext:value-type="float">
            <text:p>2188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89" calcext:value-type="float">
            <text:p>2189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90" calcext:value-type="float">
            <text:p>2190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91" calcext:value-type="float">
            <text:p>2191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92" calcext:value-type="float">
            <text:p>2192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93" calcext:value-type="float">
            <text:p>2193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94" calcext:value-type="float">
            <text:p>2194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95" calcext:value-type="float">
            <text:p>2195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96" calcext:value-type="float">
            <text:p>2196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197" calcext:value-type="float">
            <text:p>2197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98" calcext:value-type="float">
            <text:p>2198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199" calcext:value-type="float">
            <text:p>2199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00" calcext:value-type="float">
            <text:p>2200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01" calcext:value-type="float">
            <text:p>2201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02" calcext:value-type="float">
            <text:p>2202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03" calcext:value-type="float">
            <text:p>2203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04" calcext:value-type="float">
            <text:p>2204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05" calcext:value-type="float">
            <text:p>2205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06" calcext:value-type="float">
            <text:p>2206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07" calcext:value-type="float">
            <text:p>2207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08" calcext:value-type="float">
            <text:p>2208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09" calcext:value-type="float">
            <text:p>2209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10" calcext:value-type="float">
            <text:p>2210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11" calcext:value-type="float">
            <text:p>2211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12" calcext:value-type="float">
            <text:p>2212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13" calcext:value-type="float">
            <text:p>2213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14" calcext:value-type="float">
            <text:p>2214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15" calcext:value-type="float">
            <text:p>2215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16" calcext:value-type="float">
            <text:p>2216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17" calcext:value-type="float">
            <text:p>2217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18" calcext:value-type="float">
            <text:p>2218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19" calcext:value-type="float">
            <text:p>2219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20" calcext:value-type="float">
            <text:p>2220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21" calcext:value-type="float">
            <text:p>2221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22" calcext:value-type="float">
            <text:p>2222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23" calcext:value-type="float">
            <text:p>2223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24" calcext:value-type="float">
            <text:p>2224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25" calcext:value-type="float">
            <text:p>2225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26" calcext:value-type="float">
            <text:p>2226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27" calcext:value-type="float">
            <text:p>2227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28" calcext:value-type="float">
            <text:p>2228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29" calcext:value-type="float">
            <text:p>2229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30" calcext:value-type="float">
            <text:p>2230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31" calcext:value-type="float">
            <text:p>2231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32" calcext:value-type="float">
            <text:p>2232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33" calcext:value-type="float">
            <text:p>2233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34" calcext:value-type="float">
            <text:p>2234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35" calcext:value-type="float">
            <text:p>2235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36" calcext:value-type="float">
            <text:p>2236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37" calcext:value-type="float">
            <text:p>2237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38" calcext:value-type="float">
            <text:p>2238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39" calcext:value-type="float">
            <text:p>2239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40" calcext:value-type="float">
            <text:p>224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41" calcext:value-type="float">
            <text:p>224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42" calcext:value-type="float">
            <text:p>224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43" calcext:value-type="float">
            <text:p>2243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44" calcext:value-type="float">
            <text:p>2244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45" calcext:value-type="float">
            <text:p>2245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46" calcext:value-type="float">
            <text:p>2246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47" calcext:value-type="float">
            <text:p>2247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48" calcext:value-type="float">
            <text:p>2248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49" calcext:value-type="float">
            <text:p>2249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50" calcext:value-type="float">
            <text:p>225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51" calcext:value-type="float">
            <text:p>225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52" calcext:value-type="float">
            <text:p>225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53" calcext:value-type="float">
            <text:p>2253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54" calcext:value-type="float">
            <text:p>2254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55" calcext:value-type="float">
            <text:p>2255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56" calcext:value-type="float">
            <text:p>2256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57" calcext:value-type="float">
            <text:p>2257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58" calcext:value-type="float">
            <text:p>2258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59" calcext:value-type="float">
            <text:p>2259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60" calcext:value-type="float">
            <text:p>226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61" calcext:value-type="float">
            <text:p>226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62" calcext:value-type="float">
            <text:p>226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63" calcext:value-type="float">
            <text:p>2263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64" calcext:value-type="float">
            <text:p>2264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65" calcext:value-type="float">
            <text:p>2265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66" calcext:value-type="float">
            <text:p>2266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67" calcext:value-type="float">
            <text:p>2267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68" calcext:value-type="float">
            <text:p>2268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69" calcext:value-type="float">
            <text:p>2269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70" calcext:value-type="float">
            <text:p>227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71" calcext:value-type="float">
            <text:p>227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72" calcext:value-type="float">
            <text:p>227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73" calcext:value-type="float">
            <text:p>2273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74" calcext:value-type="float">
            <text:p>2274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75" calcext:value-type="float">
            <text:p>2275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76" calcext:value-type="float">
            <text:p>2276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77" calcext:value-type="float">
            <text:p>2277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78" calcext:value-type="float">
            <text:p>2278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79" calcext:value-type="float">
            <text:p>2279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80" calcext:value-type="float">
            <text:p>228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</table:table-row>
        <table:table-row table:style-name="ro3">
          <table:table-cell office:value-type="float" office:value="2281" calcext:value-type="float">
            <text:p>228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3">
          <table:table-cell office:value-type="float" office:value="2282" calcext:value-type="float">
            <text:p>228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</table:table-row>
        <table:table-row table:style-name="ro7" table:number-rows-repeated="104629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Продукты" table:style-name="ta2"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2">
          <table:table-cell table:style-name="ce2" office:value-type="string" calcext:value-type="string">
            <text:p>Артикул</text:p>
          </table:table-cell>
          <table:table-cell table:style-name="ce2" office:value-type="string" calcext:value-type="string">
            <text:p>Категория</text:p>
          </table:table-cell>
          <table:table-cell table:style-name="ce2" office:value-type="string" calcext:value-type="string">
            <text:p>Наименование</text:p>
          </table:table-cell>
          <table:table-cell table:style-name="ce7" table:number-columns-repeated="3"/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грибы</text:p>
          </table:table-cell>
          <table:table-cell office:value-type="string" calcext:value-type="string">
            <text:p>вешенки</text:p>
          </table:table-cell>
          <table:table-cell table:number-columns-repeated="1638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грибы</text:p>
          </table:table-cell>
          <table:table-cell office:value-type="string" calcext:value-type="string">
            <text:p>шампиньоны</text:p>
          </table:table-cell>
          <table:table-cell table:number-columns-repeated="1638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баклажаны</text:p>
          </table:table-cell>
          <table:table-cell table:number-columns-repeated="1638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горох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груша Конференция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дайкон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бачок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брокколи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пекинская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цветная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ртофель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ртофель красный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укуруза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лук репка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морковь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огурцы короткоплодные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атиссон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жгучий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желтый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зеленый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красный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дис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дька черная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па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свёкла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махито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сливка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черри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ыква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цукини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чеснок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фундук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базилик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кинза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лук зеленый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любисток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мята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орегано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петрушка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розмарин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руккола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укроп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шпинат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абрикос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груша желтая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слива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Слива желтая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Антоновка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ала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ольден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ренни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Кандиль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Карамелька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адовые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инап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лава победителям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боярышник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изил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лубника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люква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малина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облепиха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шиповник</text:p>
          </table:table-cell>
          <table:table-cell table:number-columns-repeated="16381"/>
        </table:table-row>
        <table:table-row table:style-name="ro7" table:number-rows-repeated="1048510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Производственные_базы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81" table:default-cell-style-name="ce1"/>
        <table:table-row table:style-name="ro2">
          <table:table-cell table:style-name="ce8" office:value-type="string" calcext:value-type="string">
            <text:p>ID производственной базы</text:p>
          </table:table-cell>
          <table:table-cell table:style-name="ce8" office:value-type="string" calcext:value-type="string">
            <text:p>Адрес</text:p>
          </table:table-cell>
          <table:table-cell table:style-name="ce12" office:value-type="string" calcext:value-type="string">
            <text:p>ФИО начальника базы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1</text:p>
          </table:table-cell>
          <table:table-cell office:value-type="string" calcext:value-type="string">
            <text:p>Московская область, деревня Юрово, д.1</text:p>
          </table:table-cell>
          <table:table-cell office:value-type="string" calcext:value-type="string">
            <text:p>Иванов П.И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2</text:p>
          </table:table-cell>
          <table:table-cell office:value-type="string" calcext:value-type="string">
            <text:p>Вологодская область, деревня Захарьево, д.2</text:p>
          </table:table-cell>
          <table:table-cell office:value-type="string" calcext:value-type="string">
            <text:p>Столяров В.Т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3</text:p>
          </table:table-cell>
          <table:table-cell office:value-type="string" calcext:value-type="string">
            <text:p>Владимирская область, деревня Кукушкино, строение 7</text:p>
          </table:table-cell>
          <table:table-cell office:value-type="string" calcext:value-type="string">
            <text:p>Захаричев К.Е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4</text:p>
          </table:table-cell>
          <table:table-cell office:value-type="string" calcext:value-type="string">
            <text:p>Рязанская оласть, деревня Жужино, д.22</text:p>
          </table:table-cell>
          <table:table-cell office:value-type="string" calcext:value-type="string">
            <text:p>Волков С.И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5</text:p>
          </table:table-cell>
          <table:table-cell office:value-type="string" calcext:value-type="string">
            <text:p>Тверская область, деревня Хорьково, д.6</text:p>
          </table:table-cell>
          <table:table-cell office:value-type="string" calcext:value-type="string">
            <text:p>Кузнецов Л.Э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6</text:p>
          </table:table-cell>
          <table:table-cell office:value-type="string" calcext:value-type="string">
            <text:p>Псковская область, деревня Новосвятское, д.1</text:p>
          </table:table-cell>
          <table:table-cell office:value-type="string" calcext:value-type="string">
            <text:p>Сестрицын Ю.Б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7</text:p>
          </table:table-cell>
          <table:table-cell office:value-type="string" calcext:value-type="string">
            <text:p>Ивановская область, деревня Блудилино, д.8</text:p>
          </table:table-cell>
          <table:table-cell office:value-type="string" calcext:value-type="string">
            <text:p>Говоров А.В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8</text:p>
          </table:table-cell>
          <table:table-cell office:value-type="string" calcext:value-type="string">
            <text:p>Московская область, деревня Семечкино, д.9</text:p>
          </table:table-cell>
          <table:table-cell office:value-type="string" calcext:value-type="string">
            <text:p>Тимохин Я.Ф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9</text:p>
          </table:table-cell>
          <table:table-cell office:value-type="string" calcext:value-type="string">
            <text:p>Московская область, деревня Озерное, д.8</text:p>
          </table:table-cell>
          <table:table-cell office:value-type="string" calcext:value-type="string">
            <text:p>Слотинский О.Н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10</text:p>
          </table:table-cell>
          <table:table-cell office:value-type="string" calcext:value-type="string">
            <text:p>Тверская область, деревня Петрово, д. 3</text:p>
          </table:table-cell>
          <table:table-cell office:value-type="string" calcext:value-type="string">
            <text:p>Животов А.Р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11</text:p>
          </table:table-cell>
          <table:table-cell office:value-type="string" calcext:value-type="string">
            <text:p>Ивановская область, деревня Власихино, д.5</text:p>
          </table:table-cell>
          <table:table-cell office:value-type="string" calcext:value-type="string">
            <text:p>Боярских К.А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12</text:p>
          </table:table-cell>
          <table:table-cell office:value-type="string" calcext:value-type="string">
            <text:p>Рязанская область, село Кононенково, д.16</text:p>
          </table:table-cell>
          <table:table-cell office:value-type="string" calcext:value-type="string">
            <text:p>Васютин В.С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13</text:p>
          </table:table-cell>
          <table:table-cell office:value-type="string" calcext:value-type="string">
            <text:p>Владимирская область, деревня Шалашилино, д.6</text:p>
          </table:table-cell>
          <table:table-cell office:value-type="string" calcext:value-type="string">
            <text:p>Христофоров С.Т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14</text:p>
          </table:table-cell>
          <table:table-cell office:value-type="string" calcext:value-type="string">
            <text:p>Владимирская область, деревня Чистово, д.11</text:p>
          </table:table-cell>
          <table:table-cell office:value-type="string" calcext:value-type="string">
            <text:p>Желанный Л.Б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15</text:p>
          </table:table-cell>
          <table:table-cell office:value-type="string" calcext:value-type="string">
            <text:p>Смоленская область, деревня Слободка, д.8</text:p>
          </table:table-cell>
          <table:table-cell office:value-type="string" calcext:value-type="string">
            <text:p>Волк Е.К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16</text:p>
          </table:table-cell>
          <table:table-cell office:value-type="string" calcext:value-type="string">
            <text:p>Липецкая область, деревня Храмцово, строение 6</text:p>
          </table:table-cell>
          <table:table-cell office:value-type="string" calcext:value-type="string">
            <text:p>Пасечник И.И.</text:p>
          </table:table-cell>
          <table:table-cell table:number-columns-repeated="16381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Наличие.A1:Наличие.F2283"/>
        <table:database-range table:name="__Anonymous_Sheet_DB__1" table:target-range-address="Продукты.A1:Продукты.C65"/>
        <table:database-range table:name="__Anonymous_Sheet_DB__2" table:target-range-address="Производственные_базы.A1:Производственные_базы.C1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.00.0000</text:date>, <text:time style:data-style-name="N2" text:time-value="19:16:19.51339307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Слава</meta:initial-creator>
    <meta:creation-date>2021-07-09T17:04:06Z</meta:creation-date>
    <dc:date>2025-04-03T19:16:30.606566502</dc:date>
    <meta:editing-duration>PT1M3S</meta:editing-duration>
    <meta:editing-cycles>2</meta:editing-cycles>
    <meta:document-statistic meta:table-count="3" meta:cell-count="13944" meta:object-count="0"/>
  </office:meta>
</office:document-meta>
</file>